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1" table:default-cell-style-name="ce5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2">
          <table:table-cell table:style-name="ce1"/>
          <table:table-cell table:style-name="ce3" table:number-columns-repeated="4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3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>
            <text:p>Derived m =</text:p>
          </table:table-cell>
          <table:table-cell table:style-name="ce4" office:value-type="float" office:value="0.562853312562559">
            <text:p>0.5629</text:p>
          </table:table-cell>
          <table:table-cell table:style-name="ce7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>
            <text:p>Derived b = </text:p>
          </table:table-cell>
          <table:table-cell table:style-name="ce4" office:value-type="float" office:value="-17.841273577306">
            <text:p>-17.8413</text:p>
          </table:table-cell>
          <table:table-cell table:style-name="ce7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3" table:number-columns-repeated="4"/>
          <table:table-cell table:style-name="ce1" office:value-type="float" office:value="7.5">
            <text:p>7.5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office:value-type="float" office:value="288785.194936464">
            <text:p>288785.19</text:p>
          </table:table-cell>
          <table:table-cell table:style-name="ce1" office:value-type="string">
            <text:p><text:s/>= SumX*Y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8"/>
          <table:table-cell table:style-name="ce1" table:number-columns-repeated="1015"/>
        </table:table-row>
        <table:table-row table:style-name="ro1" table:number-rows-repeated="2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^0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</text:p>
          </table:table-cell>
          <table:table-cell table:style-name="ce1"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4"/>
        </table:table-row>
      </table:table>
      <table:table table:name="LinearCurveFit_YouCanChang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table:number-columns-repeated="3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 table:formula="of:=SUM([.C14:.C50])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m =</text:p>
          </table:table-cell>
          <table:table-cell table:style-name="ce4" table:formula="of:=([.H5]*[.H6]-[.B50]*[.H8])/([.H5]*[.H5]-[.B50]*[.H7])" office:value-type="float" office:value="0.555788278585913">
            <text:p>0.5558</text:p>
          </table:table-cell>
          <table:table-cell table:style-name="ce7" table:formula="of:=5/9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table:formula="of:=SUM([.F14:.F50])" office:value-type="float" office:value="1865.9899773146">
            <text:p>1865.9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b =</text:p>
          </table:table-cell>
          <table:table-cell table:style-name="ce4" table:formula="of:=([.H6]-[.D6]*[.H5])/[.B50]" office:value-type="float" office:value="-17.3740084384381">
            <text:p>-17.3740</text:p>
          </table:table-cell>
          <table:table-cell table:style-name="ce7" table:formula="of:=-32*5/9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table:formula="of:=SUM([.G14:.G50])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 table:number-columns-repeated="3"/>
          <table:table-cell table:style-name="ce1" office:value-type="float" office:value="7.5">
            <text:p>7.5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table:formula="of:=SUM([.H14:.H50])" office:value-type="float" office:value="286258.651209266">
            <text:p>286258.65</text:p>
          </table:table-cell>
          <table:table-cell table:style-name="ce1" office:value-type="string">
            <text:p><text:s/>= SumX*Y</text:p>
          </table:table-cell>
          <table:table-cell table:style-name="ce1" table:number-columns-repeated="1015"/>
        </table:table-row>
        <table:table-row table:style-name="ro1" table:number-rows-repeated="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 –&gt; Noise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 → From Data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5" table:formula="of:=[.$E$6]*[.C14]+[.$E$7]" office:value-type="float" office:value="0">
            <text:p>0.00</text:p>
          </table:table-cell>
          <table:table-cell table:style-name="ce5" table:formula="of:=RAND()*2*[.$E$8]-[.$E$8]" office:value-type="float" office:value="2.55003810161725">
            <text:p>2.55</text:p>
          </table:table-cell>
          <table:table-cell table:style-name="ce5" table:formula="of:=[.$E$6]*[.C14]+[.$E$7]+[.E14]" office:value-type="float" office:value="2.55003810161725">
            <text:p>2.55</text:p>
          </table:table-cell>
          <table:table-cell table:style-name="ce2" table:formula="of:=[.C14]*[.C14]" office:value-type="float" office:value="1024">
            <text:p>1024</text:p>
          </table:table-cell>
          <table:table-cell table:formula="of:=[.C14]*[.F14]" office:value-type="float" office:value="81.6012192517519">
            <text:p>81.60</text:p>
          </table:table-cell>
          <table:table-cell table:style-name="ce5" table:formula="of:=[.$D$6]*[.C14]+[.$D$7]" office:value-type="float" office:value="0.411216476311154">
            <text:p>0.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4]+5" office:value-type="float" office:value="37">
            <text:p>37</text:p>
          </table:table-cell>
          <table:table-cell table:style-name="ce5" table:formula="of:=[.$E$6]*[.C15]+[.$E$7]" office:value-type="float" office:value="2.77777777777778">
            <text:p>2.78</text:p>
          </table:table-cell>
          <table:table-cell table:style-name="ce5" table:formula="of:=RAND()*2*[.$E$8]-[.$E$8]" office:value-type="float" office:value="-4.74937228951603">
            <text:p>-4.75</text:p>
          </table:table-cell>
          <table:table-cell table:style-name="ce5" table:formula="of:=[.$E$6]*[.C15]+[.$E$7]+[.E15]" office:value-type="float" office:value="-1.97159451173825">
            <text:p>-1.97</text:p>
          </table:table-cell>
          <table:table-cell table:style-name="ce2" table:formula="of:=[.C15]*[.C15]" office:value-type="float" office:value="1369">
            <text:p>1369</text:p>
          </table:table-cell>
          <table:table-cell table:formula="of:=[.C15]*[.F15]" office:value-type="float" office:value="-72.9489969343154">
            <text:p>-72.95</text:p>
          </table:table-cell>
          <table:table-cell table:style-name="ce5" table:formula="of:=[.$D$6]*[.C15]+[.$D$7]" office:value-type="float" office:value="3.19015786924072">
            <text:p>3.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5]+5" office:value-type="float" office:value="42">
            <text:p>42</text:p>
          </table:table-cell>
          <table:table-cell table:style-name="ce5" table:formula="of:=[.$E$6]*[.C16]+[.$E$7]" office:value-type="float" office:value="5.55555555555556">
            <text:p>5.56</text:p>
          </table:table-cell>
          <table:table-cell table:style-name="ce5" table:formula="of:=RAND()*2*[.$E$8]-[.$E$8]" office:value-type="float" office:value="3.73825905960985">
            <text:p>3.74</text:p>
          </table:table-cell>
          <table:table-cell table:style-name="ce5" table:formula="of:=[.$E$6]*[.C16]+[.$E$7]+[.E16]" office:value-type="float" office:value="9.2938146151654">
            <text:p>9.29</text:p>
          </table:table-cell>
          <table:table-cell table:style-name="ce2" table:formula="of:=[.C16]*[.C16]" office:value-type="float" office:value="1764">
            <text:p>1764</text:p>
          </table:table-cell>
          <table:table-cell table:formula="of:=[.C16]*[.F16]" office:value-type="float" office:value="390.340213836947">
            <text:p>390.34</text:p>
          </table:table-cell>
          <table:table-cell table:style-name="ce5" table:formula="of:=[.$D$6]*[.C16]+[.$D$7]" office:value-type="float" office:value="5.96909926217028">
            <text:p>5.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6]+5" office:value-type="float" office:value="47">
            <text:p>47</text:p>
          </table:table-cell>
          <table:table-cell table:style-name="ce5" table:formula="of:=[.$E$6]*[.C17]+[.$E$7]" office:value-type="float" office:value="8.33333333333333">
            <text:p>8.33</text:p>
          </table:table-cell>
          <table:table-cell table:style-name="ce5" table:formula="of:=RAND()*2*[.$E$8]-[.$E$8]" office:value-type="float" office:value="-0.28290837421082">
            <text:p>-0.28</text:p>
          </table:table-cell>
          <table:table-cell table:style-name="ce5" table:formula="of:=[.$E$6]*[.C17]+[.$E$7]+[.E17]" office:value-type="float" office:value="8.05042495912251">
            <text:p>8.05</text:p>
          </table:table-cell>
          <table:table-cell table:style-name="ce2" table:formula="of:=[.C17]*[.C17]" office:value-type="float" office:value="2209">
            <text:p>2209</text:p>
          </table:table-cell>
          <table:table-cell table:formula="of:=[.C17]*[.F17]" office:value-type="float" office:value="378.369973078758">
            <text:p>378.37</text:p>
          </table:table-cell>
          <table:table-cell table:style-name="ce5" table:formula="of:=[.$D$6]*[.C17]+[.$D$7]" office:value-type="float" office:value="8.74804065509985">
            <text:p>8.7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7]+5" office:value-type="float" office:value="52">
            <text:p>52</text:p>
          </table:table-cell>
          <table:table-cell table:style-name="ce5" table:formula="of:=[.$E$6]*[.C18]+[.$E$7]" office:value-type="float" office:value="11.1111111111111">
            <text:p>11.11</text:p>
          </table:table-cell>
          <table:table-cell table:style-name="ce5" table:formula="of:=RAND()*2*[.$E$8]-[.$E$8]" office:value-type="float" office:value="-0.83529471536167">
            <text:p>-0.84</text:p>
          </table:table-cell>
          <table:table-cell table:style-name="ce5" table:formula="of:=[.$E$6]*[.C18]+[.$E$7]+[.E18]" office:value-type="float" office:value="10.2758163957494">
            <text:p>10.28</text:p>
          </table:table-cell>
          <table:table-cell table:style-name="ce2" table:formula="of:=[.C18]*[.C18]" office:value-type="float" office:value="2704">
            <text:p>2704</text:p>
          </table:table-cell>
          <table:table-cell table:formula="of:=[.C18]*[.F18]" office:value-type="float" office:value="534.342452578971">
            <text:p>534.34</text:p>
          </table:table-cell>
          <table:table-cell table:style-name="ce5" table:formula="of:=[.$D$6]*[.C18]+[.$D$7]" office:value-type="float" office:value="11.5269820480294">
            <text:p>11.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8]+5" office:value-type="float" office:value="57">
            <text:p>57</text:p>
          </table:table-cell>
          <table:table-cell table:style-name="ce5" table:formula="of:=[.$E$6]*[.C19]+[.$E$7]" office:value-type="float" office:value="13.8888888888889">
            <text:p>13.89</text:p>
          </table:table-cell>
          <table:table-cell table:style-name="ce5" table:formula="of:=RAND()*2*[.$E$8]-[.$E$8]" office:value-type="float" office:value="-5.55593470693566">
            <text:p>-5.56</text:p>
          </table:table-cell>
          <table:table-cell table:style-name="ce5" table:formula="of:=[.$E$6]*[.C19]+[.$E$7]+[.E19]" office:value-type="float" office:value="8.33295418195323">
            <text:p>8.33</text:p>
          </table:table-cell>
          <table:table-cell table:style-name="ce2" table:formula="of:=[.C19]*[.C19]" office:value-type="float" office:value="3249">
            <text:p>3249</text:p>
          </table:table-cell>
          <table:table-cell table:formula="of:=[.C19]*[.F19]" office:value-type="float" office:value="474.978388371334">
            <text:p>474.98</text:p>
          </table:table-cell>
          <table:table-cell table:style-name="ce5" table:formula="of:=[.$D$6]*[.C19]+[.$D$7]" office:value-type="float" office:value="14.305923440959">
            <text:p>14.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9]+5" office:value-type="float" office:value="62">
            <text:p>62</text:p>
          </table:table-cell>
          <table:table-cell table:style-name="ce5" table:formula="of:=[.$E$6]*[.C20]+[.$E$7]" office:value-type="float" office:value="16.6666666666667">
            <text:p>16.67</text:p>
          </table:table-cell>
          <table:table-cell table:style-name="ce5" table:formula="of:=RAND()*2*[.$E$8]-[.$E$8]" office:value-type="float" office:value="4.60873805684969">
            <text:p>4.61</text:p>
          </table:table-cell>
          <table:table-cell table:style-name="ce5" table:formula="of:=[.$E$6]*[.C20]+[.$E$7]+[.E20]" office:value-type="float" office:value="21.2754047235164">
            <text:p>21.28</text:p>
          </table:table-cell>
          <table:table-cell table:style-name="ce2" table:formula="of:=[.C20]*[.C20]" office:value-type="float" office:value="3844">
            <text:p>3844</text:p>
          </table:table-cell>
          <table:table-cell table:formula="of:=[.C20]*[.F20]" office:value-type="float" office:value="1319.07509285801">
            <text:p>1319.08</text:p>
          </table:table-cell>
          <table:table-cell table:style-name="ce5" table:formula="of:=[.$D$6]*[.C20]+[.$D$7]" office:value-type="float" office:value="17.0848648338885">
            <text:p>17.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0]+5" office:value-type="float" office:value="67">
            <text:p>67</text:p>
          </table:table-cell>
          <table:table-cell table:style-name="ce5" table:formula="of:=[.$E$6]*[.C21]+[.$E$7]" office:value-type="float" office:value="19.4444444444444">
            <text:p>19.44</text:p>
          </table:table-cell>
          <table:table-cell table:style-name="ce5" table:formula="of:=RAND()*2*[.$E$8]-[.$E$8]" office:value-type="float" office:value="5.1345238450449">
            <text:p>5.13</text:p>
          </table:table-cell>
          <table:table-cell table:style-name="ce5" table:formula="of:=[.$E$6]*[.C21]+[.$E$7]+[.E21]" office:value-type="float" office:value="24.5789682894893">
            <text:p>24.58</text:p>
          </table:table-cell>
          <table:table-cell table:style-name="ce2" table:formula="of:=[.C21]*[.C21]" office:value-type="float" office:value="4489">
            <text:p>4489</text:p>
          </table:table-cell>
          <table:table-cell table:formula="of:=[.C21]*[.F21]" office:value-type="float" office:value="1646.79087539579">
            <text:p>1646.79</text:p>
          </table:table-cell>
          <table:table-cell table:style-name="ce5" table:formula="of:=[.$D$6]*[.C21]+[.$D$7]" office:value-type="float" office:value="19.8638062268181">
            <text:p>19.8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1]+5" office:value-type="float" office:value="72">
            <text:p>72</text:p>
          </table:table-cell>
          <table:table-cell table:style-name="ce5" table:formula="of:=[.$E$6]*[.C22]+[.$E$7]" office:value-type="float" office:value="22.2222222222222">
            <text:p>22.22</text:p>
          </table:table-cell>
          <table:table-cell table:style-name="ce5" table:formula="of:=RAND()*2*[.$E$8]-[.$E$8]" office:value-type="float" office:value="0.758689414942637">
            <text:p>0.76</text:p>
          </table:table-cell>
          <table:table-cell table:style-name="ce5" table:formula="of:=[.$E$6]*[.C22]+[.$E$7]+[.E22]" office:value-type="float" office:value="22.9809116371649">
            <text:p>22.98</text:p>
          </table:table-cell>
          <table:table-cell table:style-name="ce2" table:formula="of:=[.C22]*[.C22]" office:value-type="float" office:value="5184">
            <text:p>5184</text:p>
          </table:table-cell>
          <table:table-cell table:formula="of:=[.C22]*[.F22]" office:value-type="float" office:value="1654.62563787587">
            <text:p>1654.63</text:p>
          </table:table-cell>
          <table:table-cell table:style-name="ce5" table:formula="of:=[.$D$6]*[.C22]+[.$D$7]" office:value-type="float" office:value="22.6427476197477">
            <text:p>22.6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2]+5" office:value-type="float" office:value="77">
            <text:p>77</text:p>
          </table:table-cell>
          <table:table-cell table:style-name="ce5" table:formula="of:=[.$E$6]*[.C23]+[.$E$7]" office:value-type="float" office:value="25">
            <text:p>25.00</text:p>
          </table:table-cell>
          <table:table-cell table:style-name="ce5" table:formula="of:=RAND()*2*[.$E$8]-[.$E$8]" office:value-type="float" office:value="-0.942812694702297">
            <text:p>-0.94</text:p>
          </table:table-cell>
          <table:table-cell table:style-name="ce5" table:formula="of:=[.$E$6]*[.C23]+[.$E$7]+[.E23]" office:value-type="float" office:value="24.0571873052977">
            <text:p>24.06</text:p>
          </table:table-cell>
          <table:table-cell table:style-name="ce2" table:formula="of:=[.C23]*[.C23]" office:value-type="float" office:value="5929">
            <text:p>5929</text:p>
          </table:table-cell>
          <table:table-cell table:formula="of:=[.C23]*[.F23]" office:value-type="float" office:value="1852.40342250792">
            <text:p>1852.40</text:p>
          </table:table-cell>
          <table:table-cell table:style-name="ce5" table:formula="of:=[.$D$6]*[.C23]+[.$D$7]" office:value-type="float" office:value="25.4216890126772">
            <text:p>25.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3]+5" office:value-type="float" office:value="82">
            <text:p>82</text:p>
          </table:table-cell>
          <table:table-cell table:style-name="ce5" table:formula="of:=[.$E$6]*[.C24]+[.$E$7]" office:value-type="float" office:value="27.7777777777778">
            <text:p>27.78</text:p>
          </table:table-cell>
          <table:table-cell table:style-name="ce5" table:formula="of:=RAND()*2*[.$E$8]-[.$E$8]" office:value-type="float" office:value="1.41373828053474">
            <text:p>1.41</text:p>
          </table:table-cell>
          <table:table-cell table:style-name="ce5" table:formula="of:=[.$E$6]*[.C24]+[.$E$7]+[.E24]" office:value-type="float" office:value="29.1915160583125">
            <text:p>29.19</text:p>
          </table:table-cell>
          <table:table-cell table:style-name="ce2" table:formula="of:=[.C24]*[.C24]" office:value-type="float" office:value="6724">
            <text:p>6724</text:p>
          </table:table-cell>
          <table:table-cell table:formula="of:=[.C24]*[.F24]" office:value-type="float" office:value="2393.70431678163">
            <text:p>2393.70</text:p>
          </table:table-cell>
          <table:table-cell table:style-name="ce5" table:formula="of:=[.$D$6]*[.C24]+[.$D$7]" office:value-type="float" office:value="28.2006304056068">
            <text:p>28.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4]+5" office:value-type="float" office:value="87">
            <text:p>87</text:p>
          </table:table-cell>
          <table:table-cell table:style-name="ce5" table:formula="of:=[.$E$6]*[.C25]+[.$E$7]" office:value-type="float" office:value="30.5555555555556">
            <text:p>30.56</text:p>
          </table:table-cell>
          <table:table-cell table:style-name="ce5" table:formula="of:=RAND()*2*[.$E$8]-[.$E$8]" office:value-type="float" office:value="4.34756587841548">
            <text:p>4.35</text:p>
          </table:table-cell>
          <table:table-cell table:style-name="ce5" table:formula="of:=[.$E$6]*[.C25]+[.$E$7]+[.E25]" office:value-type="float" office:value="34.903121433971">
            <text:p>34.90</text:p>
          </table:table-cell>
          <table:table-cell table:style-name="ce2" table:formula="of:=[.C25]*[.C25]" office:value-type="float" office:value="7569">
            <text:p>7569</text:p>
          </table:table-cell>
          <table:table-cell table:formula="of:=[.C25]*[.F25]" office:value-type="float" office:value="3036.57156475548">
            <text:p>3036.57</text:p>
          </table:table-cell>
          <table:table-cell table:style-name="ce5" table:formula="of:=[.$D$6]*[.C25]+[.$D$7]" office:value-type="float" office:value="30.9795717985364">
            <text:p>30.9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5]+5" office:value-type="float" office:value="92">
            <text:p>92</text:p>
          </table:table-cell>
          <table:table-cell table:style-name="ce5" table:formula="of:=[.$E$6]*[.C26]+[.$E$7]" office:value-type="float" office:value="33.3333333333333">
            <text:p>33.33</text:p>
          </table:table-cell>
          <table:table-cell table:style-name="ce5" table:formula="of:=RAND()*2*[.$E$8]-[.$E$8]" office:value-type="float" office:value="2.80700345174409">
            <text:p>2.81</text:p>
          </table:table-cell>
          <table:table-cell table:style-name="ce5" table:formula="of:=[.$E$6]*[.C26]+[.$E$7]+[.E26]" office:value-type="float" office:value="36.1403367850774">
            <text:p>36.14</text:p>
          </table:table-cell>
          <table:table-cell table:style-name="ce2" table:formula="of:=[.C26]*[.C26]" office:value-type="float" office:value="8464">
            <text:p>8464</text:p>
          </table:table-cell>
          <table:table-cell table:formula="of:=[.C26]*[.F26]" office:value-type="float" office:value="3324.91098422712">
            <text:p>3324.91</text:p>
          </table:table-cell>
          <table:table-cell table:style-name="ce5" table:formula="of:=[.$D$6]*[.C26]+[.$D$7]" office:value-type="float" office:value="33.7585131914659">
            <text:p>33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6]+5" office:value-type="float" office:value="97">
            <text:p>97</text:p>
          </table:table-cell>
          <table:table-cell table:style-name="ce5" table:formula="of:=[.$E$6]*[.C27]+[.$E$7]" office:value-type="float" office:value="36.1111111111111">
            <text:p>36.11</text:p>
          </table:table-cell>
          <table:table-cell table:style-name="ce5" table:formula="of:=RAND()*2*[.$E$8]-[.$E$8]" office:value-type="float" office:value="-0.456382386619225">
            <text:p>-0.46</text:p>
          </table:table-cell>
          <table:table-cell table:style-name="ce5" table:formula="of:=[.$E$6]*[.C27]+[.$E$7]+[.E27]" office:value-type="float" office:value="35.6547287244919">
            <text:p>35.65</text:p>
          </table:table-cell>
          <table:table-cell table:style-name="ce2" table:formula="of:=[.C27]*[.C27]" office:value-type="float" office:value="9409">
            <text:p>9409</text:p>
          </table:table-cell>
          <table:table-cell table:formula="of:=[.C27]*[.F27]" office:value-type="float" office:value="3458.50868627571">
            <text:p>3458.51</text:p>
          </table:table-cell>
          <table:table-cell table:style-name="ce5" table:formula="of:=[.$D$6]*[.C27]+[.$D$7]" office:value-type="float" office:value="36.5374545843955">
            <text:p>36.5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7]+5" office:value-type="float" office:value="102">
            <text:p>102</text:p>
          </table:table-cell>
          <table:table-cell table:style-name="ce5" table:formula="of:=[.$E$6]*[.C28]+[.$E$7]" office:value-type="float" office:value="38.8888888888889">
            <text:p>38.89</text:p>
          </table:table-cell>
          <table:table-cell table:style-name="ce5" table:formula="of:=RAND()*2*[.$E$8]-[.$E$8]" office:value-type="float" office:value="-5.34962682751939">
            <text:p>-5.35</text:p>
          </table:table-cell>
          <table:table-cell table:style-name="ce5" table:formula="of:=[.$E$6]*[.C28]+[.$E$7]+[.E28]" office:value-type="float" office:value="33.5392620613695">
            <text:p>33.54</text:p>
          </table:table-cell>
          <table:table-cell table:style-name="ce2" table:formula="of:=[.C28]*[.C28]" office:value-type="float" office:value="10404">
            <text:p>10404</text:p>
          </table:table-cell>
          <table:table-cell table:formula="of:=[.C28]*[.F28]" office:value-type="float" office:value="3421.00473025969">
            <text:p>3421.00</text:p>
          </table:table-cell>
          <table:table-cell table:style-name="ce5" table:formula="of:=[.$D$6]*[.C28]+[.$D$7]" office:value-type="float" office:value="39.3163959773251">
            <text:p>39.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8]+5" office:value-type="float" office:value="107">
            <text:p>107</text:p>
          </table:table-cell>
          <table:table-cell table:style-name="ce5" table:formula="of:=[.$E$6]*[.C29]+[.$E$7]" office:value-type="float" office:value="41.6666666666667">
            <text:p>41.67</text:p>
          </table:table-cell>
          <table:table-cell table:style-name="ce5" table:formula="of:=RAND()*2*[.$E$8]-[.$E$8]" office:value-type="float" office:value="6.55343928840011">
            <text:p>6.55</text:p>
          </table:table-cell>
          <table:table-cell table:style-name="ce5" table:formula="of:=[.$E$6]*[.C29]+[.$E$7]+[.E29]" office:value-type="float" office:value="48.2201059550668">
            <text:p>48.22</text:p>
          </table:table-cell>
          <table:table-cell table:style-name="ce2" table:formula="of:=[.C29]*[.C29]" office:value-type="float" office:value="11449">
            <text:p>11449</text:p>
          </table:table-cell>
          <table:table-cell table:formula="of:=[.C29]*[.F29]" office:value-type="float" office:value="5159.55133719215">
            <text:p>5159.55</text:p>
          </table:table-cell>
          <table:table-cell table:style-name="ce5" table:formula="of:=[.$D$6]*[.C29]+[.$D$7]" office:value-type="float" office:value="42.0953373702546">
            <text:p>42.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9]+5" office:value-type="float" office:value="112">
            <text:p>112</text:p>
          </table:table-cell>
          <table:table-cell table:style-name="ce5" table:formula="of:=[.$E$6]*[.C30]+[.$E$7]" office:value-type="float" office:value="44.4444444444444">
            <text:p>44.44</text:p>
          </table:table-cell>
          <table:table-cell table:style-name="ce5" table:formula="of:=RAND()*2*[.$E$8]-[.$E$8]" office:value-type="float" office:value="-4.80837445822544">
            <text:p>-4.81</text:p>
          </table:table-cell>
          <table:table-cell table:style-name="ce5" table:formula="of:=[.$E$6]*[.C30]+[.$E$7]+[.E30]" office:value-type="float" office:value="39.636069986219">
            <text:p>39.64</text:p>
          </table:table-cell>
          <table:table-cell table:style-name="ce2" table:formula="of:=[.C30]*[.C30]" office:value-type="float" office:value="12544">
            <text:p>12544</text:p>
          </table:table-cell>
          <table:table-cell table:formula="of:=[.C30]*[.F30]" office:value-type="float" office:value="4439.23983845653">
            <text:p>4439.24</text:p>
          </table:table-cell>
          <table:table-cell table:style-name="ce5" table:formula="of:=[.$D$6]*[.C30]+[.$D$7]" office:value-type="float" office:value="44.8742787631842">
            <text:p>44.8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0]+5" office:value-type="float" office:value="117">
            <text:p>117</text:p>
          </table:table-cell>
          <table:table-cell table:style-name="ce5" table:formula="of:=[.$E$6]*[.C31]+[.$E$7]" office:value-type="float" office:value="47.2222222222222">
            <text:p>47.22</text:p>
          </table:table-cell>
          <table:table-cell table:style-name="ce5" table:formula="of:=RAND()*2*[.$E$8]-[.$E$8]" office:value-type="float" office:value="-1.93792297155596">
            <text:p>-1.94</text:p>
          </table:table-cell>
          <table:table-cell table:style-name="ce5" table:formula="of:=[.$E$6]*[.C31]+[.$E$7]+[.E31]" office:value-type="float" office:value="45.2842992506663">
            <text:p>45.28</text:p>
          </table:table-cell>
          <table:table-cell table:style-name="ce2" table:formula="of:=[.C31]*[.C31]" office:value-type="float" office:value="13689">
            <text:p>13689</text:p>
          </table:table-cell>
          <table:table-cell table:formula="of:=[.C31]*[.F31]" office:value-type="float" office:value="5298.26301232795">
            <text:p>5298.26</text:p>
          </table:table-cell>
          <table:table-cell table:style-name="ce5" table:formula="of:=[.$D$6]*[.C31]+[.$D$7]" office:value-type="float" office:value="47.6532201561138">
            <text:p>47.6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1]+5" office:value-type="float" office:value="122">
            <text:p>122</text:p>
          </table:table-cell>
          <table:table-cell table:style-name="ce5" table:formula="of:=[.$E$6]*[.C32]+[.$E$7]" office:value-type="float" office:value="50">
            <text:p>50.00</text:p>
          </table:table-cell>
          <table:table-cell table:style-name="ce5" table:formula="of:=RAND()*2*[.$E$8]-[.$E$8]" office:value-type="float" office:value="-6.64805658278056">
            <text:p>-6.65</text:p>
          </table:table-cell>
          <table:table-cell table:style-name="ce5" table:formula="of:=[.$E$6]*[.C32]+[.$E$7]+[.E32]" office:value-type="float" office:value="43.3519434172195">
            <text:p>43.35</text:p>
          </table:table-cell>
          <table:table-cell table:style-name="ce2" table:formula="of:=[.C32]*[.C32]" office:value-type="float" office:value="14884">
            <text:p>14884</text:p>
          </table:table-cell>
          <table:table-cell table:formula="of:=[.C32]*[.F32]" office:value-type="float" office:value="5288.93709690077">
            <text:p>5288.94</text:p>
          </table:table-cell>
          <table:table-cell table:style-name="ce5" table:formula="of:=[.$D$6]*[.C32]+[.$D$7]" office:value-type="float" office:value="50.4321615490433">
            <text:p>50.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2]+5" office:value-type="float" office:value="127">
            <text:p>127</text:p>
          </table:table-cell>
          <table:table-cell table:style-name="ce5" table:formula="of:=[.$E$6]*[.C33]+[.$E$7]" office:value-type="float" office:value="52.7777777777778">
            <text:p>52.78</text:p>
          </table:table-cell>
          <table:table-cell table:style-name="ce5" table:formula="of:=RAND()*2*[.$E$8]-[.$E$8]" office:value-type="float" office:value="-6.1163944308646">
            <text:p>-6.12</text:p>
          </table:table-cell>
          <table:table-cell table:style-name="ce5" table:formula="of:=[.$E$6]*[.C33]+[.$E$7]+[.E33]" office:value-type="float" office:value="46.6613833469132">
            <text:p>46.66</text:p>
          </table:table-cell>
          <table:table-cell table:style-name="ce2" table:formula="of:=[.C33]*[.C33]" office:value-type="float" office:value="16129">
            <text:p>16129</text:p>
          </table:table-cell>
          <table:table-cell table:formula="of:=[.C33]*[.F33]" office:value-type="float" office:value="5925.99568505797">
            <text:p>5926.00</text:p>
          </table:table-cell>
          <table:table-cell table:style-name="ce5" table:formula="of:=[.$D$6]*[.C33]+[.$D$7]" office:value-type="float" office:value="53.2111029419729">
            <text:p>53.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3]+5" office:value-type="float" office:value="132">
            <text:p>132</text:p>
          </table:table-cell>
          <table:table-cell table:style-name="ce5" table:formula="of:=[.$E$6]*[.C34]+[.$E$7]" office:value-type="float" office:value="55.5555555555556">
            <text:p>55.56</text:p>
          </table:table-cell>
          <table:table-cell table:style-name="ce5" table:formula="of:=RAND()*2*[.$E$8]-[.$E$8]" office:value-type="float" office:value="5.62755176564679">
            <text:p>5.63</text:p>
          </table:table-cell>
          <table:table-cell table:style-name="ce5" table:formula="of:=[.$E$6]*[.C34]+[.$E$7]+[.E34]" office:value-type="float" office:value="61.1831073212024">
            <text:p>61.18</text:p>
          </table:table-cell>
          <table:table-cell table:style-name="ce2" table:formula="of:=[.C34]*[.C34]" office:value-type="float" office:value="17424">
            <text:p>17424</text:p>
          </table:table-cell>
          <table:table-cell table:formula="of:=[.C34]*[.F34]" office:value-type="float" office:value="8076.17016639871">
            <text:p>8076.17</text:p>
          </table:table-cell>
          <table:table-cell table:style-name="ce5" table:formula="of:=[.$D$6]*[.C34]+[.$D$7]" office:value-type="float" office:value="55.9900443349024">
            <text:p>55.9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4]+5" office:value-type="float" office:value="137">
            <text:p>137</text:p>
          </table:table-cell>
          <table:table-cell table:style-name="ce5" table:formula="of:=[.$E$6]*[.C35]+[.$E$7]" office:value-type="float" office:value="58.3333333333333">
            <text:p>58.33</text:p>
          </table:table-cell>
          <table:table-cell table:style-name="ce5" table:formula="of:=RAND()*2*[.$E$8]-[.$E$8]" office:value-type="float" office:value="4.58145131589845">
            <text:p>4.58</text:p>
          </table:table-cell>
          <table:table-cell table:style-name="ce5" table:formula="of:=[.$E$6]*[.C35]+[.$E$7]+[.E35]" office:value-type="float" office:value="62.9147846492318">
            <text:p>62.91</text:p>
          </table:table-cell>
          <table:table-cell table:style-name="ce2" table:formula="of:=[.C35]*[.C35]" office:value-type="float" office:value="18769">
            <text:p>18769</text:p>
          </table:table-cell>
          <table:table-cell table:formula="of:=[.C35]*[.F35]" office:value-type="float" office:value="8619.32549694476">
            <text:p>8619.33</text:p>
          </table:table-cell>
          <table:table-cell table:style-name="ce5" table:formula="of:=[.$D$6]*[.C35]+[.$D$7]" office:value-type="float" office:value="58.768985727832">
            <text:p>58.7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5]+5" office:value-type="float" office:value="142">
            <text:p>142</text:p>
          </table:table-cell>
          <table:table-cell table:style-name="ce5" table:formula="of:=[.$E$6]*[.C36]+[.$E$7]" office:value-type="float" office:value="61.1111111111111">
            <text:p>61.11</text:p>
          </table:table-cell>
          <table:table-cell table:style-name="ce5" table:formula="of:=RAND()*2*[.$E$8]-[.$E$8]" office:value-type="float" office:value="2.41488544153981">
            <text:p>2.41</text:p>
          </table:table-cell>
          <table:table-cell table:style-name="ce5" table:formula="of:=[.$E$6]*[.C36]+[.$E$7]+[.E36]" office:value-type="float" office:value="63.5259965526509">
            <text:p>63.53</text:p>
          </table:table-cell>
          <table:table-cell table:style-name="ce2" table:formula="of:=[.C36]*[.C36]" office:value-type="float" office:value="20164">
            <text:p>20164</text:p>
          </table:table-cell>
          <table:table-cell table:formula="of:=[.C36]*[.F36]" office:value-type="float" office:value="9020.69151047643">
            <text:p>9020.69</text:p>
          </table:table-cell>
          <table:table-cell table:style-name="ce5" table:formula="of:=[.$D$6]*[.C36]+[.$D$7]" office:value-type="float" office:value="61.5479271207616">
            <text:p>61.5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6]+5" office:value-type="float" office:value="147">
            <text:p>147</text:p>
          </table:table-cell>
          <table:table-cell table:style-name="ce5" table:formula="of:=[.$E$6]*[.C37]+[.$E$7]" office:value-type="float" office:value="63.8888888888889">
            <text:p>63.89</text:p>
          </table:table-cell>
          <table:table-cell table:style-name="ce5" table:formula="of:=RAND()*2*[.$E$8]-[.$E$8]" office:value-type="float" office:value="3.89568461920135">
            <text:p>3.90</text:p>
          </table:table-cell>
          <table:table-cell table:style-name="ce5" table:formula="of:=[.$E$6]*[.C37]+[.$E$7]+[.E37]" office:value-type="float" office:value="67.7845735080902">
            <text:p>67.78</text:p>
          </table:table-cell>
          <table:table-cell table:style-name="ce2" table:formula="of:=[.C37]*[.C37]" office:value-type="float" office:value="21609">
            <text:p>21609</text:p>
          </table:table-cell>
          <table:table-cell table:formula="of:=[.C37]*[.F37]" office:value-type="float" office:value="9964.33230568927">
            <text:p>9964.33</text:p>
          </table:table-cell>
          <table:table-cell table:style-name="ce5" table:formula="of:=[.$D$6]*[.C37]+[.$D$7]" office:value-type="float" office:value="64.3268685136911">
            <text:p>64.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7]+5" office:value-type="float" office:value="152">
            <text:p>152</text:p>
          </table:table-cell>
          <table:table-cell table:style-name="ce5" table:formula="of:=[.$E$6]*[.C38]+[.$E$7]" office:value-type="float" office:value="66.6666666666667">
            <text:p>66.67</text:p>
          </table:table-cell>
          <table:table-cell table:style-name="ce5" table:formula="of:=RAND()*2*[.$E$8]-[.$E$8]" office:value-type="float" office:value="-0.811063251458108">
            <text:p>-0.81</text:p>
          </table:table-cell>
          <table:table-cell table:style-name="ce5" table:formula="of:=[.$E$6]*[.C38]+[.$E$7]+[.E38]" office:value-type="float" office:value="65.8556034152086">
            <text:p>65.86</text:p>
          </table:table-cell>
          <table:table-cell table:style-name="ce2" table:formula="of:=[.C38]*[.C38]" office:value-type="float" office:value="23104">
            <text:p>23104</text:p>
          </table:table-cell>
          <table:table-cell table:formula="of:=[.C38]*[.F38]" office:value-type="float" office:value="10010.0517191117">
            <text:p>10010.05</text:p>
          </table:table-cell>
          <table:table-cell table:style-name="ce5" table:formula="of:=[.$D$6]*[.C38]+[.$D$7]" office:value-type="float" office:value="67.1058099066207">
            <text:p>67.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8]+5" office:value-type="float" office:value="157">
            <text:p>157</text:p>
          </table:table-cell>
          <table:table-cell table:style-name="ce5" table:formula="of:=[.$E$6]*[.C39]+[.$E$7]" office:value-type="float" office:value="69.4444444444445">
            <text:p>69.44</text:p>
          </table:table-cell>
          <table:table-cell table:style-name="ce5" table:formula="of:=RAND()*2*[.$E$8]-[.$E$8]" office:value-type="float" office:value="1.23035775963217">
            <text:p>1.23</text:p>
          </table:table-cell>
          <table:table-cell table:style-name="ce5" table:formula="of:=[.$E$6]*[.C39]+[.$E$7]+[.E39]" office:value-type="float" office:value="70.6748022040766">
            <text:p>70.67</text:p>
          </table:table-cell>
          <table:table-cell table:style-name="ce2" table:formula="of:=[.C39]*[.C39]" office:value-type="float" office:value="24649">
            <text:p>24649</text:p>
          </table:table-cell>
          <table:table-cell table:formula="of:=[.C39]*[.F39]" office:value-type="float" office:value="11095.94394604">
            <text:p>11095.94</text:p>
          </table:table-cell>
          <table:table-cell table:style-name="ce5" table:formula="of:=[.$D$6]*[.C39]+[.$D$7]" office:value-type="float" office:value="69.8847512995503">
            <text:p>69.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9]+5" office:value-type="float" office:value="162">
            <text:p>162</text:p>
          </table:table-cell>
          <table:table-cell table:style-name="ce5" table:formula="of:=[.$E$6]*[.C40]+[.$E$7]" office:value-type="float" office:value="72.2222222222222">
            <text:p>72.22</text:p>
          </table:table-cell>
          <table:table-cell table:style-name="ce5" table:formula="of:=RAND()*2*[.$E$8]-[.$E$8]" office:value-type="float" office:value="1.27492232364602">
            <text:p>1.27</text:p>
          </table:table-cell>
          <table:table-cell table:style-name="ce5" table:formula="of:=[.$E$6]*[.C40]+[.$E$7]+[.E40]" office:value-type="float" office:value="73.4971445458683">
            <text:p>73.50</text:p>
          </table:table-cell>
          <table:table-cell table:style-name="ce2" table:formula="of:=[.C40]*[.C40]" office:value-type="float" office:value="26244">
            <text:p>26244</text:p>
          </table:table-cell>
          <table:table-cell table:formula="of:=[.C40]*[.F40]" office:value-type="float" office:value="11906.5374164307">
            <text:p>11906.54</text:p>
          </table:table-cell>
          <table:table-cell table:style-name="ce5" table:formula="of:=[.$D$6]*[.C40]+[.$D$7]" office:value-type="float" office:value="72.6636926924798">
            <text:p>72.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0]+5" office:value-type="float" office:value="167">
            <text:p>167</text:p>
          </table:table-cell>
          <table:table-cell table:style-name="ce5" table:formula="of:=[.$E$6]*[.C41]+[.$E$7]" office:value-type="float" office:value="75">
            <text:p>75.00</text:p>
          </table:table-cell>
          <table:table-cell table:style-name="ce5" table:formula="of:=RAND()*2*[.$E$8]-[.$E$8]" office:value-type="float" office:value="2.11717023630626">
            <text:p>2.12</text:p>
          </table:table-cell>
          <table:table-cell table:style-name="ce5" table:formula="of:=[.$E$6]*[.C41]+[.$E$7]+[.E41]" office:value-type="float" office:value="77.1171702363063">
            <text:p>77.12</text:p>
          </table:table-cell>
          <table:table-cell table:style-name="ce2" table:formula="of:=[.C41]*[.C41]" office:value-type="float" office:value="27889">
            <text:p>27889</text:p>
          </table:table-cell>
          <table:table-cell table:formula="of:=[.C41]*[.F41]" office:value-type="float" office:value="12878.5674294631">
            <text:p>12878.57</text:p>
          </table:table-cell>
          <table:table-cell table:style-name="ce5" table:formula="of:=[.$D$6]*[.C41]+[.$D$7]" office:value-type="float" office:value="75.4426340854094">
            <text:p>75.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1]+5" office:value-type="float" office:value="172">
            <text:p>172</text:p>
          </table:table-cell>
          <table:table-cell table:style-name="ce5" table:formula="of:=[.$E$6]*[.C42]+[.$E$7]" office:value-type="float" office:value="77.7777777777778">
            <text:p>77.78</text:p>
          </table:table-cell>
          <table:table-cell table:style-name="ce5" table:formula="of:=RAND()*2*[.$E$8]-[.$E$8]" office:value-type="float" office:value="-6.50196070200764">
            <text:p>-6.50</text:p>
          </table:table-cell>
          <table:table-cell table:style-name="ce5" table:formula="of:=[.$E$6]*[.C42]+[.$E$7]+[.E42]" office:value-type="float" office:value="71.2758170757701">
            <text:p>71.28</text:p>
          </table:table-cell>
          <table:table-cell table:style-name="ce2" table:formula="of:=[.C42]*[.C42]" office:value-type="float" office:value="29584">
            <text:p>29584</text:p>
          </table:table-cell>
          <table:table-cell table:formula="of:=[.C42]*[.F42]" office:value-type="float" office:value="12259.4405370325">
            <text:p>12259.44</text:p>
          </table:table-cell>
          <table:table-cell table:style-name="ce5" table:formula="of:=[.$D$6]*[.C42]+[.$D$7]" office:value-type="float" office:value="78.2215754783389">
            <text:p>78.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2]+5" office:value-type="float" office:value="177">
            <text:p>177</text:p>
          </table:table-cell>
          <table:table-cell table:style-name="ce5" table:formula="of:=[.$E$6]*[.C43]+[.$E$7]" office:value-type="float" office:value="80.5555555555556">
            <text:p>80.56</text:p>
          </table:table-cell>
          <table:table-cell table:style-name="ce5" table:formula="of:=RAND()*2*[.$E$8]-[.$E$8]" office:value-type="float" office:value="0.837317607365549">
            <text:p>0.84</text:p>
          </table:table-cell>
          <table:table-cell table:style-name="ce5" table:formula="of:=[.$E$6]*[.C43]+[.$E$7]+[.E43]" office:value-type="float" office:value="81.3928731629211">
            <text:p>81.39</text:p>
          </table:table-cell>
          <table:table-cell table:style-name="ce2" table:formula="of:=[.C43]*[.C43]" office:value-type="float" office:value="31329">
            <text:p>31329</text:p>
          </table:table-cell>
          <table:table-cell table:formula="of:=[.C43]*[.F43]" office:value-type="float" office:value="14406.538549837">
            <text:p>14406.54</text:p>
          </table:table-cell>
          <table:table-cell table:style-name="ce5" table:formula="of:=[.$D$6]*[.C43]+[.$D$7]" office:value-type="float" office:value="81.0005168712685">
            <text:p>81.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3]+5" office:value-type="float" office:value="182">
            <text:p>182</text:p>
          </table:table-cell>
          <table:table-cell table:style-name="ce5" table:formula="of:=[.$E$6]*[.C44]+[.$E$7]" office:value-type="float" office:value="83.3333333333333">
            <text:p>83.33</text:p>
          </table:table-cell>
          <table:table-cell table:style-name="ce5" table:formula="of:=RAND()*2*[.$E$8]-[.$E$8]" office:value-type="float" office:value="5.69143889006227">
            <text:p>5.69</text:p>
          </table:table-cell>
          <table:table-cell table:style-name="ce5" table:formula="of:=[.$E$6]*[.C44]+[.$E$7]+[.E44]" office:value-type="float" office:value="89.0247722233956">
            <text:p>89.02</text:p>
          </table:table-cell>
          <table:table-cell table:style-name="ce2" table:formula="of:=[.C44]*[.C44]" office:value-type="float" office:value="33124">
            <text:p>33124</text:p>
          </table:table-cell>
          <table:table-cell table:formula="of:=[.C44]*[.F44]" office:value-type="float" office:value="16202.508544658">
            <text:p>16202.51</text:p>
          </table:table-cell>
          <table:table-cell table:style-name="ce5" table:formula="of:=[.$D$6]*[.C44]+[.$D$7]" office:value-type="float" office:value="83.7794582641981">
            <text:p>83.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4]+5" office:value-type="float" office:value="187">
            <text:p>187</text:p>
          </table:table-cell>
          <table:table-cell table:style-name="ce5" table:formula="of:=[.$E$6]*[.C45]+[.$E$7]" office:value-type="float" office:value="86.1111111111111">
            <text:p>86.11</text:p>
          </table:table-cell>
          <table:table-cell table:style-name="ce5" table:formula="of:=RAND()*2*[.$E$8]-[.$E$8]" office:value-type="float" office:value="4.84382622409612">
            <text:p>4.84</text:p>
          </table:table-cell>
          <table:table-cell table:style-name="ce5" table:formula="of:=[.$E$6]*[.C45]+[.$E$7]+[.E45]" office:value-type="float" office:value="90.9549373352072">
            <text:p>90.95</text:p>
          </table:table-cell>
          <table:table-cell table:style-name="ce2" table:formula="of:=[.C45]*[.C45]" office:value-type="float" office:value="34969">
            <text:p>34969</text:p>
          </table:table-cell>
          <table:table-cell table:formula="of:=[.C45]*[.F45]" office:value-type="float" office:value="17008.5732816838">
            <text:p>17008.57</text:p>
          </table:table-cell>
          <table:table-cell table:style-name="ce5" table:formula="of:=[.$D$6]*[.C45]+[.$D$7]" office:value-type="float" office:value="86.5583996571277">
            <text:p>86.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5]+5" office:value-type="float" office:value="192">
            <text:p>192</text:p>
          </table:table-cell>
          <table:table-cell table:style-name="ce5" table:formula="of:=[.$E$6]*[.C46]+[.$E$7]" office:value-type="float" office:value="88.8888888888889">
            <text:p>88.89</text:p>
          </table:table-cell>
          <table:table-cell table:style-name="ce5" table:formula="of:=RAND()*2*[.$E$8]-[.$E$8]" office:value-type="float" office:value="4.65751816285774">
            <text:p>4.66</text:p>
          </table:table-cell>
          <table:table-cell table:style-name="ce5" table:formula="of:=[.$E$6]*[.C46]+[.$E$7]+[.E46]" office:value-type="float" office:value="93.5464070517466">
            <text:p>93.55</text:p>
          </table:table-cell>
          <table:table-cell table:style-name="ce2" table:formula="of:=[.C46]*[.C46]" office:value-type="float" office:value="36864">
            <text:p>36864</text:p>
          </table:table-cell>
          <table:table-cell table:formula="of:=[.C46]*[.F46]" office:value-type="float" office:value="17960.9101539354">
            <text:p>17960.91</text:p>
          </table:table-cell>
          <table:table-cell table:style-name="ce5" table:formula="of:=[.$D$6]*[.C46]+[.$D$7]" office:value-type="float" office:value="89.3373410500572">
            <text:p>89.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6]+5" office:value-type="float" office:value="197">
            <text:p>197</text:p>
          </table:table-cell>
          <table:table-cell table:style-name="ce5" table:formula="of:=[.$E$6]*[.C47]+[.$E$7]" office:value-type="float" office:value="91.6666666666667">
            <text:p>91.67</text:p>
          </table:table-cell>
          <table:table-cell table:style-name="ce5" table:formula="of:=RAND()*2*[.$E$8]-[.$E$8]" office:value-type="float" office:value="-1.41982065397315">
            <text:p>-1.42</text:p>
          </table:table-cell>
          <table:table-cell table:style-name="ce5" table:formula="of:=[.$E$6]*[.C47]+[.$E$7]+[.E47]" office:value-type="float" office:value="90.2468460126935">
            <text:p>90.25</text:p>
          </table:table-cell>
          <table:table-cell table:style-name="ce2" table:formula="of:=[.C47]*[.C47]" office:value-type="float" office:value="38809">
            <text:p>38809</text:p>
          </table:table-cell>
          <table:table-cell table:formula="of:=[.C47]*[.F47]" office:value-type="float" office:value="17778.6286645006">
            <text:p>17778.63</text:p>
          </table:table-cell>
          <table:table-cell table:style-name="ce5" table:formula="of:=[.$D$6]*[.C47]+[.$D$7]" office:value-type="float" office:value="92.1162824429868">
            <text:p>92.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7]+5" office:value-type="float" office:value="202">
            <text:p>202</text:p>
          </table:table-cell>
          <table:table-cell table:style-name="ce5" table:formula="of:=[.$E$6]*[.C48]+[.$E$7]" office:value-type="float" office:value="94.4444444444445">
            <text:p>94.44</text:p>
          </table:table-cell>
          <table:table-cell table:style-name="ce5" table:formula="of:=RAND()*2*[.$E$8]-[.$E$8]" office:value-type="float" office:value="-6.7650317796506">
            <text:p>-6.77</text:p>
          </table:table-cell>
          <table:table-cell table:style-name="ce5" table:formula="of:=[.$E$6]*[.C48]+[.$E$7]+[.E48]" office:value-type="float" office:value="87.6794126647939">
            <text:p>87.68</text:p>
          </table:table-cell>
          <table:table-cell table:style-name="ce2" table:formula="of:=[.C48]*[.C48]" office:value-type="float" office:value="40804">
            <text:p>40804</text:p>
          </table:table-cell>
          <table:table-cell table:formula="of:=[.C48]*[.F48]" office:value-type="float" office:value="17711.2413582884">
            <text:p>17711.24</text:p>
          </table:table-cell>
          <table:table-cell table:style-name="ce5" table:formula="of:=[.$D$6]*[.C48]+[.$D$7]" office:value-type="float" office:value="94.8952238359163">
            <text:p>94.9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8]+5" office:value-type="float" office:value="207">
            <text:p>207</text:p>
          </table:table-cell>
          <table:table-cell table:style-name="ce5" table:formula="of:=[.$E$6]*[.C49]+[.$E$7]" office:value-type="float" office:value="97.2222222222222">
            <text:p>97.22</text:p>
          </table:table-cell>
          <table:table-cell table:style-name="ce5" table:formula="of:=RAND()*2*[.$E$8]-[.$E$8]" office:value-type="float" office:value="-1.9039882812649">
            <text:p>-1.90</text:p>
          </table:table-cell>
          <table:table-cell table:style-name="ce5" table:formula="of:=[.$E$6]*[.C49]+[.$E$7]+[.E49]" office:value-type="float" office:value="95.3182339409573">
            <text:p>95.32</text:p>
          </table:table-cell>
          <table:table-cell table:style-name="ce2" table:formula="of:=[.C49]*[.C49]" office:value-type="float" office:value="42849">
            <text:p>42849</text:p>
          </table:table-cell>
          <table:table-cell table:formula="of:=[.C49]*[.F49]" office:value-type="float" office:value="19730.8744257782">
            <text:p>19730.87</text:p>
          </table:table-cell>
          <table:table-cell table:style-name="ce5" table:formula="of:=[.$D$6]*[.C49]+[.$D$7]" office:value-type="float" office:value="97.6741652288459">
            <text:p>97.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9]+5" office:value-type="float" office:value="212">
            <text:p>212</text:p>
          </table:table-cell>
          <table:table-cell table:style-name="ce5" table:formula="of:=[.$E$6]*[.C50]+[.$E$7]" office:value-type="float" office:value="100">
            <text:p>100.00</text:p>
          </table:table-cell>
          <table:table-cell table:style-name="ce5" table:formula="of:=RAND()*2*[.$E$8]-[.$E$8]" office:value-type="float" office:value="1.99080269783735">
            <text:p>1.99</text:p>
          </table:table-cell>
          <table:table-cell table:style-name="ce5" table:formula="of:=[.$E$6]*[.C50]+[.$E$7]+[.E50]" office:value-type="float" office:value="101.990802697837">
            <text:p>101.99</text:p>
          </table:table-cell>
          <table:table-cell table:style-name="ce2" table:formula="of:=[.C50]*[.C50]" office:value-type="float" office:value="44944">
            <text:p>44944</text:p>
          </table:table-cell>
          <table:table-cell table:formula="of:=[.C50]*[.F50]" office:value-type="float" office:value="21622.0501719415">
            <text:p>21622.05</text:p>
          </table:table-cell>
          <table:table-cell table:style-name="ce5" table:formula="of:=[.$D$6]*[.C50]+[.$D$7]" office:value-type="float" office:value="100.453106621775">
            <text:p>100.45</text:p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22in" table:end-y="0.178in" draw:z-index="0" draw:style-name="gr1" draw:text-style-name="P1" svg:width="9.8012in" svg:height="5.3055in" svg:x="0in" svg:y="0.0287in">
              <draw:object draw:notify-on-update-of-ranges="LinearCurveFit_YouCanChange.C14:LinearCurveFit_YouCanChange.C50 LinearCurveFit_YouCanChange.D13:LinearCurveFit_YouCanChange.D13 LinearCurveFit_YouCanChange.D14:LinearCurveFit_YouCanChange.D50 LinearCurveFit_YouCanChange.C14:LinearCurveFit_YouCanChange.C50 LinearCurveFit_YouCanChange.F12:LinearCurveFit_YouCanChange.F13 LinearCurveFit_YouCanChange.F14:LinearCurveFit_YouCanChange.F50 LinearCurveFit_YouCanChange.C14:LinearCurveFit_YouCanChange.C50 LinearCurveFit_YouCanChange.I12:LinearCurveFit_YouCanChange.I13 LinearCurveFit_YouCanChange.I14:LinearCurveFit_YouCanChange.I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3/18/2020</text:date>, <text:time>13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T51M30S</meta:editing-duration>
    <meta:editing-cycles>11</meta:editing-cycles>
    <meta:generator>OpenOffice/4.1.6$Win32 OpenOffice.org_project/416m1$Build-9790</meta:generator>
    <meta:initial-creator>RCC RCCD</meta:initial-creator>
    <dc:date>2020-03-18T13:58:14.18</dc:date>
    <dc:creator>Mark Lehr</dc:creator>
    <meta:document-statistic meta:table-count="3" meta:cell-count="7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C14:LinearCurveFit_YouCanChange.D50 LinearCurveFit_YouCanChange.D13:LinearCurveFit_YouCanChange.D13 LinearCurveFit_YouCanChange.F12:LinearCurveFit_YouCanChange.F50 LinearCurveFit_YouCanChange.I12:LinearCurveFit_YouCanChange.I50" chart:data-source-has-labels="row" svg:x="1.535cm" svg:y="2.674cm" svg:width="16.895cm" svg:height="9.526cm">
          <chartooo:coordinate-region svg:x="2.818cm" svg:y="2.886cm" svg:width="15.332cm" svg:height="9.102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D14:LinearCurveFit_YouCanChange.D50" chart:label-cell-address="LinearCurveFit_YouCanChange.D13:LinearCurveFit_YouCanChange.D13" chart:class="chart:scatter">
            <chart:domain table:cell-range-address="LinearCurveFit_YouCanChange.C14:LinearCurveFit_YouCanChange.C50"/>
            <chart:data-point chart:repeated="37"/>
          </chart:series>
          <chart:series chart:style-name="ch12" chart:values-cell-range-address="LinearCurveFit_YouCanChange.F14:LinearCurveFit_YouCanChange.F50" chart:label-cell-address="LinearCurveFit_YouCanChange.F12:LinearCurveFit_YouCanChange.F13" chart:class="chart:scatter">
            <chart:data-point chart:repeated="37"/>
          </chart:series>
          <chart:series chart:style-name="ch13" chart:values-cell-range-address="LinearCurveFit_YouCanChange.I14:LinearCurveFit_YouCanChange.I50" chart:label-cell-address="LinearCurveFit_YouCanChange.I12:LinearCurveFit_YouCanChange.I13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 → Linear</text:p>
                <draw:g>
                  <svg:desc>LinearCurveFit_YouCanChange.D13:LinearCurveFit_YouCanChange.D13</svg:desc>
                </draw:g>
              </table:table-cell>
              <table:table-cell office:value-type="string">
                <text:p>Measurement Y' –&gt; Noise</text:p>
                <text:list>
                  <text:list-item>
                    <text:p>Measurement</text:p>
                  </text:list-item>
                  <text:list-item>
                    <text:p>Y' –&gt; Noise</text:p>
                  </text:list-item>
                </text:list>
                <draw:g>
                  <svg:desc>LinearCurveFit_YouCanChange.F12:LinearCurveFit_YouCanChange.F13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I12:LinearCurveFit_YouCanChange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C14:LinearCurveFit_YouCanChange.C50</svg:desc>
                </draw:g>
              </table:table-cell>
              <table:table-cell office:value-type="float" office:value="0">
                <text:p>0</text:p>
                <draw:g>
                  <svg:desc>LinearCurveFit_YouCanChange.D14:LinearCurveFit_YouCanChange.D50</svg:desc>
                </draw:g>
              </table:table-cell>
              <table:table-cell office:value-type="float" office:value="2.55003810161725">
                <text:p>2.55003810161725</text:p>
                <draw:g>
                  <svg:desc>LinearCurveFit_YouCanChange.F14:LinearCurveFit_YouCanChange.F50</svg:desc>
                </draw:g>
              </table:table-cell>
              <table:table-cell office:value-type="float" office:value="0.411216476311154">
                <text:p>0.411216476311154</text:p>
                <draw:g>
                  <svg:desc>LinearCurveFit_YouCanChange.I14:LinearCurveFit_YouCanChange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-1.97159451173825">
                <text:p>-1.97159451173825</text:p>
              </table:table-cell>
              <table:table-cell office:value-type="float" office:value="3.19015786924072">
                <text:p>3.19015786924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9.2938146151654">
                <text:p>9.2938146151654</text:p>
              </table:table-cell>
              <table:table-cell office:value-type="float" office:value="5.96909926217028">
                <text:p>5.96909926217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05042495912251">
                <text:p>8.05042495912251</text:p>
              </table:table-cell>
              <table:table-cell office:value-type="float" office:value="8.74804065509985">
                <text:p>8.74804065509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0.2758163957494">
                <text:p>10.2758163957494</text:p>
              </table:table-cell>
              <table:table-cell office:value-type="float" office:value="11.5269820480294">
                <text:p>11.5269820480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8.33295418195323">
                <text:p>8.33295418195323</text:p>
              </table:table-cell>
              <table:table-cell office:value-type="float" office:value="14.305923440959">
                <text:p>14.305923440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1.2754047235164">
                <text:p>21.2754047235164</text:p>
              </table:table-cell>
              <table:table-cell office:value-type="float" office:value="17.0848648338885">
                <text:p>17.0848648338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4.5789682894893">
                <text:p>24.5789682894893</text:p>
              </table:table-cell>
              <table:table-cell office:value-type="float" office:value="19.8638062268181">
                <text:p>19.8638062268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2.9809116371649">
                <text:p>22.9809116371649</text:p>
              </table:table-cell>
              <table:table-cell office:value-type="float" office:value="22.6427476197477">
                <text:p>22.6427476197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4.0571873052977">
                <text:p>24.0571873052977</text:p>
              </table:table-cell>
              <table:table-cell office:value-type="float" office:value="25.4216890126772">
                <text:p>25.4216890126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9.1915160583125">
                <text:p>29.1915160583125</text:p>
              </table:table-cell>
              <table:table-cell office:value-type="float" office:value="28.2006304056068">
                <text:p>28.2006304056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4.903121433971">
                <text:p>34.903121433971</text:p>
              </table:table-cell>
              <table:table-cell office:value-type="float" office:value="30.9795717985364">
                <text:p>30.9795717985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6.1403367850774">
                <text:p>36.1403367850774</text:p>
              </table:table-cell>
              <table:table-cell office:value-type="float" office:value="33.7585131914659">
                <text:p>33.7585131914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5.6547287244919">
                <text:p>35.6547287244919</text:p>
              </table:table-cell>
              <table:table-cell office:value-type="float" office:value="36.5374545843955">
                <text:p>36.5374545843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3.5392620613695">
                <text:p>33.5392620613695</text:p>
              </table:table-cell>
              <table:table-cell office:value-type="float" office:value="39.3163959773251">
                <text:p>39.3163959773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8.2201059550668">
                <text:p>48.2201059550668</text:p>
              </table:table-cell>
              <table:table-cell office:value-type="float" office:value="42.0953373702546">
                <text:p>42.0953373702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9.636069986219">
                <text:p>39.636069986219</text:p>
              </table:table-cell>
              <table:table-cell office:value-type="float" office:value="44.8742787631842">
                <text:p>44.8742787631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5.2842992506663">
                <text:p>45.2842992506663</text:p>
              </table:table-cell>
              <table:table-cell office:value-type="float" office:value="47.6532201561138">
                <text:p>47.653220156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43.3519434172195">
                <text:p>43.3519434172195</text:p>
              </table:table-cell>
              <table:table-cell office:value-type="float" office:value="50.4321615490433">
                <text:p>50.4321615490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46.6613833469132">
                <text:p>46.6613833469132</text:p>
              </table:table-cell>
              <table:table-cell office:value-type="float" office:value="53.2111029419729">
                <text:p>53.2111029419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1.1831073212024">
                <text:p>61.1831073212024</text:p>
              </table:table-cell>
              <table:table-cell office:value-type="float" office:value="55.9900443349024">
                <text:p>55.9900443349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2.9147846492318">
                <text:p>62.9147846492318</text:p>
              </table:table-cell>
              <table:table-cell office:value-type="float" office:value="58.768985727832">
                <text:p>58.768985727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3.5259965526509">
                <text:p>63.5259965526509</text:p>
              </table:table-cell>
              <table:table-cell office:value-type="float" office:value="61.5479271207616">
                <text:p>61.5479271207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67.7845735080902">
                <text:p>67.7845735080902</text:p>
              </table:table-cell>
              <table:table-cell office:value-type="float" office:value="64.3268685136911">
                <text:p>64.3268685136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5.8556034152086">
                <text:p>65.8556034152086</text:p>
              </table:table-cell>
              <table:table-cell office:value-type="float" office:value="67.1058099066207">
                <text:p>67.1058099066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70.6748022040766">
                <text:p>70.6748022040766</text:p>
              </table:table-cell>
              <table:table-cell office:value-type="float" office:value="69.8847512995503">
                <text:p>69.8847512995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73.4971445458683">
                <text:p>73.4971445458683</text:p>
              </table:table-cell>
              <table:table-cell office:value-type="float" office:value="72.6636926924798">
                <text:p>72.66369269247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77.1171702363063">
                <text:p>77.1171702363063</text:p>
              </table:table-cell>
              <table:table-cell office:value-type="float" office:value="75.4426340854094">
                <text:p>75.4426340854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71.2758170757701">
                <text:p>71.2758170757701</text:p>
              </table:table-cell>
              <table:table-cell office:value-type="float" office:value="78.2215754783389">
                <text:p>78.2215754783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81.3928731629211">
                <text:p>81.3928731629211</text:p>
              </table:table-cell>
              <table:table-cell office:value-type="float" office:value="81.0005168712685">
                <text:p>81.0005168712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9.0247722233956">
                <text:p>89.0247722233956</text:p>
              </table:table-cell>
              <table:table-cell office:value-type="float" office:value="83.7794582641981">
                <text:p>83.7794582641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90.9549373352072">
                <text:p>90.9549373352072</text:p>
              </table:table-cell>
              <table:table-cell office:value-type="float" office:value="86.5583996571277">
                <text:p>86.5583996571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3.5464070517466">
                <text:p>93.5464070517466</text:p>
              </table:table-cell>
              <table:table-cell office:value-type="float" office:value="89.3373410500572">
                <text:p>89.3373410500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0.2468460126935">
                <text:p>90.2468460126935</text:p>
              </table:table-cell>
              <table:table-cell office:value-type="float" office:value="92.1162824429868">
                <text:p>92.1162824429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87.6794126647939">
                <text:p>87.6794126647939</text:p>
              </table:table-cell>
              <table:table-cell office:value-type="float" office:value="94.8952238359163">
                <text:p>94.8952238359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95.3182339409573">
                <text:p>95.3182339409573</text:p>
              </table:table-cell>
              <table:table-cell office:value-type="float" office:value="97.6741652288459">
                <text:p>97.6741652288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1.990802697837">
                <text:p>101.990802697837</text:p>
              </table:table-cell>
              <table:table-cell office:value-type="float" office:value="100.453106621775">
                <text:p>100.453106621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